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drawooo="http://openoffice.org/2010/draw" xmlns:xlink="http://www.w3.org/1999/xlink" xmlns:fo="urn:oasis:names:tc:opendocument:xmlns:xsl-fo-compatible:1.0" xmlns:calcext="urn:org:documentfoundation:names:experimental:calc:xmlns:calcext:1.0" xmlns:dc="http://purl.org/dc/elements/1.1/" xmlns:ooow="http://openoffice.org/2004/writer" xmlns:loext="urn:org:documentfoundation:names:experimental:office:xmlns:loext:1.0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field="urn:openoffice:names:experimental:ooo-ms-interop:xmlns:field:1.0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Ubuntu Sans" svg:font-family="'Ubuntu Sans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Foo</text:p>
          </table:table-cell>
          <table:table-cell office:value-type="string">
            <text:p>B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SUM([.A2:.A3])" office:value-type="float" office:value="3">
            <text:p>3</text:p>
          </table:table-cell>
          <table:table-cell table:formula="of:=SUM([.B2:.B3])" office:value-type="float" office:value="7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Ubuntu Sans" svg:font-family="'Ubuntu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13:07:10.9518217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3-07T00:14:55.185849934</meta:creation-date>
    <dc:date>2019-03-07T00:17:06.857630077</dc:date>
    <meta:editing-duration>PT2M12S</meta:editing-duration>
    <meta:editing-cycles>1</meta:editing-cycles>
    <meta:generator>LibreOffice/26.2.1.2$Linux_X86_64 LibreOffice_project/8399f6259d8c87f40e7255cdb3c9b958f5e08948</meta:generator>
    <meta:document-statistic meta:table-count="1" meta:cell-count="8" meta:object-count="0"/>
  </office:meta>
</office:document-meta>
</file>